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92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2" draw:text-style-name="P2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Why are there so many different wireless networking technologies? (Introduce the problem of heterogeneous wireless networking coordination) (what is the main goal for currently using ad-hoc networking technologies? Apparently it is just for light-weight usage, no routing, forwarding, etc.)</text:p>
              </text:list-item>
              <text:list-item>
                <text:p text:style-name="P1">Why is the traditional and well-established Internet architecture not enough for connecting all the wireless devices? (All wireless devices are connected to a single access point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etwork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reless Access Net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unication through Physical Conta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benefits were identified as security and zero-configuration, meaning that the two devices need not discover each other’s addresses to communicate. The act of physical contact would serve as the implicit address. (Ripple 30kbps 2016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0:23:24.432226301</meta:creation-date>
    <dc:date>2018-02-27T09:29:38.908472389</dc:date>
    <meta:editing-duration>PT3H25M14S</meta:editing-duration>
    <meta:editing-cycles>6</meta:editing-cycles>
    <meta:generator>LibreOffice/5.1.6.2$Linux_X86_64 LibreOffice_project/10m0$Build-2</meta:generator>
    <meta:document-statistic meta:object-count="37"/>
  </office:meta>
</office:document-meta>
</file>